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6b0d" officeooo:paragraph-rsid="001a6b0d"/>
    </style:style>
    <style:style style:name="P2" style:family="paragraph" style:parent-style-name="Standard">
      <style:text-properties officeooo:rsid="001e67e8" officeooo:paragraph-rsid="001e67e8"/>
    </style:style>
    <style:style style:name="P3" style:family="paragraph" style:parent-style-name="Standard">
      <style:text-properties officeooo:rsid="0020c3fb" officeooo:paragraph-rsid="0020c3fb"/>
    </style:style>
    <style:style style:name="P4" style:family="paragraph">
      <loext:graphic-properties draw:fill-color="#ccffcc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2pt"/>
    </style:style>
    <style:style style:name="T1" style:family="text">
      <style:text-properties officeooo:rsid="001e67e8"/>
    </style:style>
    <style:style style:name="T2" style:family="text">
      <style:text-properties officeooo:rsid="001fa2c0"/>
    </style:style>
    <style:style style:name="T3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-color="#cc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cc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ellipse text:anchor-type="paragraph" draw:z-index="0" draw:style-name="gr1" draw:text-style-name="P4" svg:width="0.768cm" svg:height="0.795cm" svg:x="1.977cm" svg:y="3.029cm"><text:p/></draw:ellipse><draw:line text:anchor-type="paragraph" draw:z-index="1" draw:style-name="gr2" draw:text-style-name="P5" svg:x1="2.348cm" svg:y1="3.822cm" svg:x2="2.348cm" svg:y2="4.775cm"><text:p/></draw:line><draw:line text:anchor-type="paragraph" draw:z-index="2" draw:style-name="gr2" draw:text-style-name="P5" svg:x1="2.347cm" svg:y1="4.775cm" svg:x2="1.924cm" svg:y2="5.384cm"><text:p/></draw:line><draw:line text:anchor-type="paragraph" draw:z-index="3" draw:style-name="gr2" draw:text-style-name="P5" svg:x1="2.348cm" svg:y1="4.775cm" svg:x2="3.009cm" svg:y2="5.489cm"><text:p/></draw:line><draw:line text:anchor-type="paragraph" draw:z-index="4" draw:style-name="gr2" draw:text-style-name="P5" svg:x1="2.348cm" svg:y1="4.087cm" svg:x2="1.739cm" svg:y2="4.405cm"><text:p/></draw:line><draw:line text:anchor-type="paragraph" draw:z-index="5" draw:style-name="gr2" draw:text-style-name="P5" svg:x1="2.348cm" svg:y1="4.404cm" svg:x2="3.221cm" svg:y2="4.589cm"><text:p/></draw:line><draw:ellipse text:anchor-type="paragraph" draw:z-index="6" draw:style-name="gr3" draw:text-style-name="P5" svg:width="4.419cm" svg:height="1.218cm" svg:x="7.11cm" svg:y="3.717cm"><text:p text:style-name="P5">Gestion annonce</text:p></draw:ellipse><draw:ellipse text:anchor-type="paragraph" draw:z-index="7" draw:style-name="gr3" draw:text-style-name="P5" svg:width="4.763cm" svg:height="1.694cm" svg:x="6.687cm" svg:y="5.383cm"><text:p text:style-name="P5">Creer un compte</text:p></draw:ellipse></text:p>
      <text:p text:style-name="Standard"/>
      <text:p text:style-name="Standard"><draw:ellipse text:anchor-type="paragraph" draw:z-index="52" draw:style-name="gr6" draw:text-style-name="P5" svg:width="4.022cm" svg:height="1.271cm" svg:x="7.216cm" svg:y="0.203cm"><text:p text:style-name="P5">Gestion commande</text:p></draw:ellipse></text:p>
      <text:p text:style-name="Standard"><draw:line text:anchor-type="paragraph" draw:z-index="53" draw:style-name="gr5" draw:text-style-name="P5" svg:x1="2.348cm" svg:y1="2.468cm" svg:x2="7.216cm" svg:y2="0.457cm"><text:p/></draw:line></text:p>
      <text:p text:style-name="Standard"><draw:ellipse text:anchor-type="paragraph" draw:z-index="9" draw:style-name="gr3" draw:text-style-name="P5" svg:width="3.784cm" svg:height="1.165cm" svg:x="14.201cm" svg:y="0.182cm"><text:p text:style-name="P5">Modifier </text:p><text:p text:style-name="P5">annonce</text:p></draw:ellipse><draw:line text:anchor-type="paragraph" draw:z-index="54" draw:style-name="gr5" draw:text-style-name="P5" svg:x1="1.977cm" svg:y1="10.554cm" svg:x2="7.507cm" svg:y2="0.076cm"><text:p/></draw:line><draw:line text:anchor-type="paragraph" draw:z-index="55" draw:style-name="gr5" draw:text-style-name="P5" svg:x1="1.686cm" svg:y1="16.03cm" svg:x2="7.507cm" svg:y2="0.076cm"><text:p/></draw:line></text:p>
      <text:p text:style-name="Standard"><draw:line text:anchor-type="paragraph" draw:z-index="12" draw:style-name="gr2" draw:text-style-name="P5" svg:x1="11.37cm" svg:y1="1.626cm" svg:x2="14.201cm" svg:y2="0.303cm"><text:p/></draw:line></text:p>
      <text:p text:style-name="Standard"/>
      <text:p text:style-name="Standard"><text:s text:c="118"/><text:span text:style-name="T1">&lt;&lt;extends&gt;&gt;</text:span></text:p>
      <text:p text:style-name="Standard"><draw:ellipse text:anchor-type="paragraph" draw:z-index="10" draw:style-name="gr3" draw:text-style-name="P5" svg:width="3.176cm" svg:height="1.191cm" svg:x="14.413cm" svg:y="0.219cm"><text:p text:style-name="P5">Ajouter</text:p><text:p text:style-name="P5">annonce</text:p></draw:ellipse><draw:line text:anchor-type="paragraph" draw:z-index="8" draw:style-name="gr2" draw:text-style-name="P5" svg:x1="2.348cm" svg:y1="0.034cm" svg:x2="7.111cm" svg:y2="0.352cm"><text:p/></draw:line> <text:s text:c="113"/><text:span text:style-name="T1">&lt;&lt;extends&gt;&gt;</text:span></text:p>
      <text:p text:style-name="Standard"><draw:line text:anchor-type="paragraph" draw:z-index="13" draw:style-name="gr2" draw:text-style-name="P5" svg:x1="11.529cm" svg:y1="0.023cm" svg:x2="14.413cm" svg:y2="0.314cm"><text:p/></draw:line><draw:line text:anchor-type="paragraph" draw:z-index="14" draw:style-name="gr2" draw:text-style-name="P5" svg:x1="11.37cm" svg:y1="0.208cm" svg:x2="14.783cm" svg:y2="2.06cm"><text:p/></draw:line> <text:s text:c="108"/></text:p>
      <text:p text:style-name="Standard"><text:s text:c="92"/><text:span text:style-name="T1"><text:s text:c="18"/>&lt;&lt;extends&gt;&gt;</text:span></text:p>
      <text:p text:style-name="Standard"/>
      <text:p text:style-name="P1"><draw:ellipse text:anchor-type="paragraph" draw:z-index="11" draw:style-name="gr3" draw:text-style-name="P5" svg:width="3.123cm" svg:height="1.297cm" svg:x="14.545cm" svg:y="0.097cm"><text:p text:style-name="P5">Supprimer</text:p><text:p text:style-name="P5">annonce</text:p></draw:ellipse> <text:s text:c="8"/>Proféssionnels</text:p>
      <text:p text:style-name="P1"><draw:line text:anchor-type="paragraph" draw:z-index="21" draw:style-name="gr2" draw:text-style-name="P5" svg:x1="2.163cm" svg:y1="1.753cm" svg:x2="7.322cm" svg:y2="0.483cm"><text:p/></draw:line></text:p>
      <text:p text:style-name="P1"><draw:ellipse text:anchor-type="paragraph" draw:z-index="15" draw:style-name="gr1" draw:text-style-name="P4" svg:width="0.9cm" svg:height="0.874cm" svg:x="1.739cm" svg:y="0.102cm"><text:p/></draw:ellipse> <text:s text:c="114"/></text:p>
      <text:p text:style-name="P1"/>
      <text:p text:style-name="P1"><draw:line text:anchor-type="paragraph" draw:z-index="16" draw:style-name="gr2" draw:text-style-name="P5" svg:x1="2.162cm" svg:y1="0.002cm" svg:x2="2.136cm" svg:y2="0.955cm"><text:p/></draw:line><draw:line text:anchor-type="paragraph" draw:z-index="17" draw:style-name="gr2" draw:text-style-name="P5" svg:x1="2.136cm" svg:y1="0.954cm" svg:x2="1.395cm" svg:y2="1.536cm"><text:p/></draw:line><draw:line text:anchor-type="paragraph" draw:z-index="18" draw:style-name="gr2" draw:text-style-name="P6" svg:x1="2.135cm" svg:y1="0.899cm" svg:x2="3.143cm" svg:y2="1.536cm"><text:p/></draw:line><draw:line text:anchor-type="paragraph" draw:z-index="19" draw:style-name="gr2" draw:text-style-name="P5" svg:x1="2.136cm" svg:y1="0.293cm" svg:x2="1.686cm" svg:y2="0.769cm"><text:p/></draw:line><draw:line text:anchor-type="paragraph" draw:z-index="20" draw:style-name="gr2" draw:text-style-name="P5" svg:x1="2.163cm" svg:y1="0.61cm" svg:x2="2.772cm" svg:y2="0.769cm"><text:p/></draw:line><draw:line text:anchor-type="paragraph" draw:z-index="23" draw:style-name="gr2" draw:text-style-name="P5" svg:x1="2.163cm" svg:y1="0.293cm" svg:x2="6.926cm" svg:y2="2.145cm"><text:p/></draw:line></text:p>
      <text:p text:style-name="P1"><text:s text:c="134"/></text:p>
      <text:p text:style-name="P1"/>
      <text:p text:style-name="P1"><draw:ellipse text:anchor-type="paragraph" draw:z-index="25" draw:style-name="gr1" draw:text-style-name="P4" svg:width="0.742cm" svg:height="0.953cm" svg:x="1.633cm" svg:y="2.113cm"><text:p/></draw:ellipse><draw:line text:anchor-type="paragraph" draw:z-index="26" draw:style-name="gr2" draw:text-style-name="P5" svg:x1="1.977cm" svg:y1="3.066cm" svg:x2="1.924cm" svg:y2="3.833cm"><text:p/></draw:line><draw:line text:anchor-type="paragraph" draw:z-index="27" draw:style-name="gr2" draw:text-style-name="P5" svg:x1="1.977cm" svg:y1="3.833cm" svg:x2="2.638cm" svg:y2="4.547cm"><text:p/></draw:line><draw:line text:anchor-type="paragraph" draw:z-index="28" draw:style-name="gr2" draw:text-style-name="P5" svg:x1="1.925cm" svg:y1="3.833cm" svg:x2="1.475cm" svg:y2="4.547cm"><text:p/></draw:line><draw:line text:anchor-type="paragraph" draw:z-index="29" draw:style-name="gr2" draw:text-style-name="P5" svg:x1="1.978cm" svg:y1="3.251cm" svg:x2="1.66cm" svg:y2="3.436cm"><text:p/></draw:line><draw:line text:anchor-type="paragraph" draw:z-index="30" draw:style-name="gr2" draw:text-style-name="P5" svg:x1="1.924cm" svg:y1="3.436cm" svg:x2="2.638cm" svg:y2="3.833cm"><text:p/></draw:line><draw:ellipse text:anchor-type="paragraph" draw:z-index="22" draw:style-name="gr3" draw:text-style-name="P5" svg:width="4.075cm" svg:height="1.271cm" svg:x="6.793cm" svg:y="0.235cm"><text:p text:style-name="P5">Consulter annonce</text:p></draw:ellipse> <text:s text:c="10"/><text:span text:style-name="T1">Utilisateurs</text:span></text:p>
      <text:p text:style-name="P1"/>
      <text:p text:style-name="P1"><draw:ellipse text:anchor-type="paragraph" draw:z-index="33" draw:style-name="gr3" draw:text-style-name="P5" svg:width="4.499cm" svg:height="1.377cm" svg:x="12.349cm" svg:y="0.002cm"><text:p text:style-name="P5">Ajouter </text:p><text:p text:style-name="P5">Des professionels</text:p></draw:ellipse></text:p>
      <text:p text:style-name="P1"><draw:line text:anchor-type="paragraph" draw:z-index="36" draw:style-name="gr2" draw:text-style-name="P5" svg:x1="10.232cm" svg:y1="1.182cm" svg:x2="12.349cm" svg:y2="0.335cm"><text:p/></draw:line><draw:ellipse text:anchor-type="paragraph" draw:z-index="31" draw:style-name="gr3" draw:text-style-name="P5" svg:width="4.578cm" svg:height="2.435cm" svg:x="5.814cm" svg:y="0.335cm"><text:p text:style-name="P5">Gestion proffessionnels</text:p></draw:ellipse></text:p>
      <text:p text:style-name="P1"><text:s text:c="93"/><text:span text:style-name="T2">&lt;&lt;extends&gt;&gt;</text:span></text:p>
      <text:p text:style-name="P1"><draw:ellipse text:anchor-type="paragraph" draw:z-index="34" draw:style-name="gr3" draw:text-style-name="P5" svg:width="5.636cm" svg:height="1.191cm" svg:x="12.031cm" svg:y="0.235cm"><text:p text:style-name="P5">Modifier professionnels</text:p></draw:ellipse> <text:s text:c="97"/><text:span text:style-name="T2">&lt;&lt;extends&gt;&gt;</text:span></text:p>
      <text:p text:style-name="P1"><draw:line text:anchor-type="paragraph" draw:z-index="32" draw:style-name="gr2" draw:text-style-name="P5" svg:x1="1.924cm" svg:y1="0.33cm" svg:x2="6.581cm" svg:y2="0.039cm"><text:p/></draw:line><draw:line text:anchor-type="paragraph" draw:z-index="37" draw:style-name="gr2" draw:text-style-name="P5" svg:x1="10.391cm" svg:y1="0.012cm" svg:x2="12.031cm" svg:y2="0.382cm"><text:p/></draw:line><draw:line text:anchor-type="paragraph" draw:z-index="38" draw:style-name="gr2" draw:text-style-name="P5" svg:x1="10.021cm" svg:y1="0.303cm" svg:x2="12.111cm" svg:y2="2.049cm"><text:p/></draw:line></text:p>
      <text:p text:style-name="P1"><draw:line text:anchor-type="paragraph" draw:z-index="49" draw:style-name="gr5" draw:text-style-name="P5" svg:x1="1.924cm" svg:y1="0.266cm" svg:x2="6.607cm" svg:y2="2.277cm"><text:p/></draw:line> <text:s text:c="93"/><text:span text:style-name="T2">&lt;&lt;extends&gt;&gt;</text:span></text:p>
      <text:p text:style-name="P1"/>
      <text:p text:style-name="P2"><draw:ellipse text:anchor-type="paragraph" draw:z-index="35" draw:style-name="gr3" draw:text-style-name="P5" svg:width="4.578cm" svg:height="1.562cm" svg:x="11.793cm" svg:y="0.245cm"><text:p text:style-name="P5">Supprimer</text:p><text:p text:style-name="P5">professionnels</text:p></draw:ellipse> <text:s text:c="2"/>Administrateur</text:p>
      <text:p text:style-name="P2"><draw:ellipse text:anchor-type="paragraph" draw:z-index="48" draw:style-name="gr6" draw:text-style-name="P5" svg:width="3.97cm" svg:height="1.721cm" svg:x="6.131cm" svg:y="0.446cm"><text:p text:style-name="P5">Consulter</text:p><text:p text:style-name="P5">historique</text:p></draw:ellipse></text:p>
      <text:p text:style-name="P2"/>
      <text:p text:style-name="P2"/>
      <text:p text:style-name="P2"/>
      <text:p text:style-name="P2"><draw:ellipse text:anchor-type="paragraph" draw:z-index="39" draw:style-name="gr4" draw:text-style-name="P4" svg:width="1.059cm" svg:height="0.715cm" svg:x="1.184cm" svg:y="0.483cm"><text:p/></draw:ellipse></text:p>
      <text:p text:style-name="P2"><draw:ellipse text:anchor-type="paragraph" draw:z-index="24" draw:style-name="gr3" draw:text-style-name="P6" svg:width="3.521cm" svg:height="1.352cm" svg:x="10.814cm" svg:y="0.653cm"><text:p text:style-name="P5"><text:span text:style-name="T3">Modifier compte</text:span></text:p></draw:ellipse><draw:line text:anchor-type="paragraph" draw:z-index="40" draw:style-name="gr5" draw:text-style-name="P5" svg:x1="1.686cm" svg:y1="0.711cm" svg:x2="1.633cm" svg:y2="2.378cm"><text:p/></draw:line><draw:line text:anchor-type="paragraph" draw:z-index="41" draw:style-name="gr5" draw:text-style-name="P5" svg:x1="1.633cm" svg:y1="1.187cm" svg:x2="2.48cm" svg:y2="1.531cm"><text:p/></draw:line><draw:line text:anchor-type="paragraph" draw:z-index="42" draw:style-name="gr5" draw:text-style-name="P5" svg:x1="1.633cm" svg:y1="1.531cm" svg:x2="1.289cm" svg:y2="2.034cm"><text:p/></draw:line><draw:line text:anchor-type="paragraph" draw:z-index="43" draw:style-name="gr5" draw:text-style-name="P5" svg:x1="1.633cm" svg:y1="2.378cm" svg:x2="2.242cm" svg:y2="2.801cm"><text:p/></draw:line><draw:line text:anchor-type="paragraph" draw:z-index="44" draw:style-name="gr5" draw:text-style-name="P5" svg:x1="1.633cm" svg:y1="2.378cm" svg:x2="1.157cm" svg:y2="2.987cm"><text:p/></draw:line><draw:ellipse text:anchor-type="paragraph" draw:z-index="45" draw:style-name="gr6" draw:text-style-name="P5" svg:width="3.626cm" svg:height="1.509cm" svg:x="10.603cm" svg:y="2.96cm"><text:p text:style-name="P5">Passer commande</text:p></draw:ellipse><draw:line text:anchor-type="paragraph" draw:z-index="46" draw:style-name="gr5" draw:text-style-name="P5" svg:x1="1.686cm" svg:y1="1.531cm" svg:x2="10.814cm" svg:y2="1.425cm"><text:p/></draw:line><draw:line text:anchor-type="paragraph" draw:z-index="47" draw:style-name="gr5" draw:text-style-name="P5" svg:x1="1.686cm" svg:y1="1.716cm" svg:x2="10.602cm" svg:y2="3.674cm"><text:p/></draw:line></text:p>
      <text:p text:style-name="P2"/>
      <text:p text:style-name="P2"/>
      <text:p text:style-name="P2"/>
      <text:p text:style-name="P2"><draw:line text:anchor-type="paragraph" draw:z-index="51" draw:style-name="gr5" draw:text-style-name="P5" svg:x1="1.686cm" svg:y1="0.086cm" svg:x2="10.47cm" svg:y2="3.261cm"><text:p/></draw:line></text:p>
      <text:p text:style-name="P2"/>
      <text:p text:style-name="P3"><draw:ellipse text:anchor-type="paragraph" draw:z-index="50" draw:style-name="gr6" draw:text-style-name="P5" svg:width="4.261cm" svg:height="1.959cm" svg:x="10.126cm" svg:y="1.864cm"><text:p text:style-name="P5">Consulter annonce</text:p><text:p text:style-name="P5"/></draw:ellipse> <text:s text:c="8"/>Cli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4S</meta:editing-duration>
    <meta:editing-cycles>16</meta:editing-cycles>
    <meta:generator>LibreOffice/4.4.0.3$Windows_x86 LibreOffice_project/de093506bcdc5fafd9023ee680b8c60e3e0645d7</meta:generator>
    <dc:date>2015-04-30T17:53:05.945000000</dc:date>
    <meta:document-statistic meta:table-count="0" meta:image-count="0" meta:object-count="0" meta:page-count="1" meta:paragraph-count="13" meta:word-count="10" meta:character-count="1129" meta:non-whitespace-character-count="112"/>
    <meta:user-defined meta:name="Info 1"/>
    <meta:user-defined meta:name="Info 2"/>
    <meta:user-defined meta:name="Info 3"/>
    <meta:user-defined meta:name="Info 4"/>
  </office:meta>
</office:document-meta>
</file>